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3000000ADDC0432E0492CDC0C.png" manifest:media-type="image/png"/>
  <manifest:file-entry manifest:full-path="Pictures/1000000000000A8C00000834FC74777E98B249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74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-color="#669900" draw:opacity="45%" draw:textarea-horizontal-align="justify" draw:textarea-vertical-align="middle" draw:auto-grow-height="false" fo:min-height="6.354cm" fo:min-width="0cm"/>
    </style:style>
    <style:style style:name="gr4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0.131cm" fo:min-width="0.389cm"/>
    </style:style>
    <style:style style:name="gr5" style:family="graphic" style:parent-style-name="standard">
      <style:graphic-properties draw:stroke="none" svg:stroke-color="#3465a4" draw:fill-color="#669900" draw:opacity="45%" draw:textarea-horizontal-align="justify" draw:textarea-vertical-align="middle" draw:auto-grow-height="false" fo:min-height="0.269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7" style:family="graphic" style:parent-style-name="standard">
      <style:graphic-properties draw:stroke="none" svg:stroke-color="#3465a4" draw:fill="solid" draw:fill-color="#dca201" draw:opacity="45%" draw:textarea-horizontal-align="justify" draw:textarea-vertical-align="middle" draw:auto-grow-height="false" fo:min-height="6.354cm" fo:min-width="0cm"/>
    </style:style>
    <style:style style:name="gr8" style:family="graphic" style:parent-style-name="standard">
      <style:graphic-properties draw:stroke="none" svg:stroke-color="#3465a4" draw:fill-color="#dca201" draw:opacity="45%" draw:textarea-horizontal-align="justify" draw:textarea-vertical-align="middle" draw:auto-grow-height="false" fo:min-height="0.269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669900" draw:opacity="45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solid" draw:fill-color="#dca201" draw:opacity="45%"/>
      <style:paragraph-properties fo:text-align="center"/>
    </style:style>
    <style:style style:name="P7" style:family="paragraph">
      <loext:graphic-properties draw:fill-color="#dca201" draw:opacity="45%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6.156cm" svg:x="0.001cm" svg:y="0cm">
          <draw:image xlink:href="Pictures/1000000000000A8C00000834FC74777E98B24975.png" xlink:type="simple" xlink:show="embed" xlink:actuate="onLoad">
            <text:p/>
          </draw:image>
        </draw:frame>
        <draw:frame draw:style-name="gr2" draw:text-style-name="P1" draw:layer="layout" svg:width="0.776cm" svg:height="0.269cm" svg:x="1.911cm" svg:y="8.028cm">
          <draw:image xlink:href="Pictures/10000201000001F3000000ADDC0432E0492CDC0C.png" xlink:type="simple" xlink:show="embed" xlink:actuate="onLoad">
            <text:p/>
          </draw:image>
        </draw:frame>
        <draw:custom-shape draw:style-name="gr3" draw:text-style-name="P2" draw:layer="layout" svg:width="0.335cm" svg:height="6.604cm" svg:x="3.424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9cm" svg:height="0.381cm" svg:x="3.048cm" svg:y="8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0.519cm" svg:x="3.08cm" svg:y="7.86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484cm" svg:height="0.727cm" svg:x="2.884cm" svg:y="7.742cm">
          <draw:text-box>
            <text:p text:style-name="P4"><text:span text:style-name="T1">preda</text:span><text:span text:style-name="T1">tor</text:span></text:p>
            <text:p text:style-name="P4"><text:span text:style-name="T1">regul</text:span><text:span text:style-name="T1">ation</text:span></text:p>
          </draw:text-box>
        </draw:frame>
        <draw:custom-shape draw:style-name="gr7" draw:text-style-name="P6" draw:layer="layout" svg:width="0.176cm" svg:height="6.604cm" svg:x="4.66cm" svg:y="8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16cm" svg:height="0.519cm" svg:x="4.244cm" svg:y="7.86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484cm" svg:height="0.727cm" svg:x="4.03cm" svg:y="7.762cm">
          <draw:text-box>
            <text:p text:style-name="P4"><text:span text:style-name="T1">fa</text:span><text:span text:style-name="T1">r</text:span><text:span text:style-name="T1">m</text:span><text:span text:style-name="T1">e</text:span><text:span text:style-name="T1">r</text:span></text:p>
            <text:p text:style-name="P4"><text:span text:style-name="T1">r</text:span><text:span text:style-name="T1">e</text:span><text:span text:style-name="T1">g</text:span><text:span text:style-name="T1">ul</text:span><text:span text:style-name="T1">at</text:span><text:span text:style-name="T1">i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24T09:49:08.125597014</dc:date>
    <meta:editing-duration>PT4M</meta:editing-duration>
    <meta:editing-cycles>2</meta:editing-cycles>
    <meta:generator>LibreOffice/6.0.7.3$Linux_X86_64 LibreOffice_project/00m0$Build-3</meta:generator>
    <meta:document-statistic meta:object-count="9"/>
  </office:meta>
</office:document-meta>
</file>